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94000000D67B8DC9B6.png" manifest:media-type="image/png"/>
  <manifest:file-entry manifest:full-path="Pictures/1000020100000100000001002F50572E.png" manifest:media-type="image/png"/>
  <manifest:file-entry manifest:full-path="Pictures/100002010000010000000100296D042A.png" manifest:media-type="image/png"/>
  <manifest:file-entry manifest:full-path="Pictures/100002010000010000000100A872FF1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="solid" draw:fill-color="#e6e6e6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svg:stroke-width="0cm" draw:marker-start-width="0.2cm" draw:marker-end-width="0.2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6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7" style:family="graphic" style:parent-style-name="standard">
      <style:graphic-properties draw:stroke="dash" draw:stroke-dash="Fine_20_Dashed" svg:stroke-width="0.102cm" svg:stroke-color="#ff3366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svg:stroke-width="0.051cm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56cm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draw:shadow="visible"/>
    </style:style>
    <style:style style:name="gr11" style:family="graphic" style:parent-style-name="standard">
      <style:graphic-properties svg:stroke-width="0.051cm" draw:marker-start-width="0.275cm" draw:marker-end-width="0.275cm" draw:fill="solid" draw:fill-color="#ffffff" draw:textarea-horizontal-align="justify" draw:textarea-vertical-align="middle" draw:auto-grow-height="false" fo:padding-top="0.149cm" fo:padding-bottom="0.149cm" fo:padding-left="0.274cm" fo:padding-right="0.274cm" draw:shadow="visible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 draw:shadow="visib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3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345cm" svg:height="5.067cm" svg:x="1.072cm" svg:y="10.5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302cm" svg:height="1.27cm" svg:x="6.588cm" svg:y="13.938cm">
          <text:p text:style-name="P1"><text:span text:style-name="T1">Wireless</text:span></text:p>
          <text:p text:style-name="P1"><text:span text:style-name="T1">Testb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3.075cm" svg:height="3.175cm" svg:x="15.212cm" svg:y="10.849cm">
          <draw:image xlink:href="Pictures/100002010000010000000100A872FF13.png" xlink:type="simple" xlink:show="embed" xlink:actuate="onLoad">
            <text:p/>
          </draw:image>
        </draw:frame>
        <draw:frame draw:style-name="gr3" draw:text-style-name="P1" draw:layer="layout" svg:width="2.54cm" svg:height="2.34cm" svg:x="11.232cm" svg:y="11.314cm">
          <draw:image xlink:href="Pictures/100002010000010000000100296D042A.png" xlink:type="simple" xlink:show="embed" xlink:actuate="onLoad">
            <text:p/>
          </draw:image>
        </draw:frame>
        <draw:frame draw:style-name="gr3" draw:text-style-name="P1" draw:layer="layout" svg:width="3.175cm" svg:height="2.54cm" svg:x="6.752cm" svg:y="11.149cm">
          <draw:image xlink:href="Pictures/1000020100000100000001002F50572E.png" xlink:type="simple" xlink:show="embed" xlink:actuate="onLoad">
            <text:p/>
          </draw:image>
        </draw:frame>
        <draw:frame draw:style-name="gr3" draw:text-style-name="P1" draw:layer="layout" svg:width="3.175cm" svg:height="2.54cm" svg:x="7.953cm" svg:y="10.949cm">
          <draw:image xlink:href="Pictures/1000020100000100000001002F50572E.png" xlink:type="simple" xlink:show="embed" xlink:actuate="onLoad">
            <text:p/>
          </draw:image>
        </draw:frame>
        <draw:frame draw:style-name="gr3" draw:text-style-name="P1" draw:layer="layout" svg:width="3.175cm" svg:height="2.54cm" svg:x="5.554cm" svg:y="10.949cm">
          <draw:image xlink:href="Pictures/1000020100000100000001002F50572E.png" xlink:type="simple" xlink:show="embed" xlink:actuate="onLoad">
            <text:p/>
          </draw:image>
        </draw:frame>
        <draw:frame draw:style-name="gr4" draw:text-style-name="P3" draw:layer="layout" svg:width="4.445cm" svg:height="1.825cm" svg:x="1.237cm" svg:y="11.709cm">
          <draw:text-box>
            <text:p text:style-name="P1"><text:span text:style-name="T2">Evaluation</text:span></text:p>
            <text:p text:style-name="P1"><text:span text:style-name="T2">Platforms</text:span></text:p>
          </draw:text-box>
        </draw:frame>
        <draw:custom-shape draw:style-name="gr2" draw:text-style-name="P2" draw:layer="layout" svg:width="3.302cm" svg:height="1.27cm" svg:x="10.887cm" svg:y="13.937cm">
          <text:p text:style-name="P1"><text:span text:style-name="T1">PlanetLa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302cm" svg:height="1.27cm" svg:x="15.186cm" svg:y="13.936cm">
          <text:p text:style-name="P1"><text:span text:style-name="T1">Internet </text:span></text:p>
          <text:p text:style-name="P1"><text:span text:style-name="T1">Testb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302cm" svg:height="1.27cm" svg:x="10.886cm" svg:y="13.936cm">
          <text:p text:style-name="P1"><text:span text:style-name="T1">Simula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5.132cm" svg:height="7.366cm" svg:x="2.886cm" svg:y="0.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" draw:text-style-name="P1" draw:layer="layout" svg:width="1.27cm" svg:height="1.27cm" svg:x="0.982cm" svg:y="3.8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778cm" svg:height="1.67cm" svg:x="0.782cm" svg:y="5.189cm">
            <text:p/>
            <draw:enhanced-geometry svg:viewBox="0 0 21600 21600" draw:mirror-vertical="true" draw:type="block-arc" draw:modifiers="1.60002471514774 1087.10176665951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</draw:g>
        <draw:custom-shape draw:style-name="gr7" draw:text-style-name="P4" draw:layer="layout" svg:width="2.286cm" svg:height="3.937cm" svg:x="8.185cm" svg:y="3.01cm">
          <text:p text:style-name="P1"><text:span text:style-name="T3">NEPI</text:span></text:p>
          <text:p text:style-name="P1"><text:span text:style-name="T3">User</text:span></text:p>
          <text:p text:style-name="P1"><text:span text:style-name="T3">AP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3.61cm" svg:height="2.675cm" svg:x="5.556cm" svg:y="7.161cm">
          <draw:image xlink:href="Pictures/100002010000010000000100296D042A.png" xlink:type="simple" xlink:show="embed" xlink:actuate="onLoad">
            <text:p/>
          </draw:image>
        </draw:frame>
        <draw:frame draw:style-name="gr3" draw:text-style-name="P1" draw:layer="layout" svg:width="5.461cm" svg:height="1.743cm" svg:x="7.966cm" svg:y="0.67cm">
          <draw:image xlink:href="Pictures/1000020100000294000000D67B8DC9B6.png" xlink:type="simple" xlink:show="embed" xlink:actuate="onLoad">
            <text:p/>
          </draw:image>
        </draw:frame>
        <draw:custom-shape draw:style-name="gr8" draw:text-style-name="P2" draw:layer="layout" svg:width="3.683cm" svg:height="2.332cm" svg:x="3.267cm" svg:y="3.853cm">
          <text:p><text:span text:style-name="T1">Experiment </text:span></text:p>
          <text:p><text:span text:style-name="T1">Description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4" draw:text-style-name="P3" draw:layer="layout" svg:width="4.445cm" svg:height="1.825cm" svg:x="1.943cm" svg:y="7.943cm">
          <draw:text-box>
            <text:p text:style-name="P1"><text:span text:style-name="T2">User Desktop</text:span></text:p>
          </draw:text-box>
        </draw:frame>
        <draw:frame draw:style-name="gr9" draw:text-style-name="P3" draw:layer="layout" svg:width="4.445cm" svg:height="1.038cm" svg:x="-0.589cm" svg:y="6.212cm">
          <draw:text-box>
            <text:p text:style-name="P1"><text:span text:style-name="T2">User</text:span></text:p>
          </draw:text-box>
        </draw:frame>
        <draw:custom-shape draw:style-name="gr10" draw:text-style-name="P1" draw:layer="layout" svg:width="2.032cm" svg:height="3.797cm" svg:x="12.403cm" svg:y="6.8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" draw:layer="layout" svg:width="1.397cm" svg:height="1.524cm" svg:x="6.904cm" svg:y="4.0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3" draw:layer="layout" svg:width="4.699cm" svg:height="4.455cm" svg:x="11.16cm" svg:y="2.846cm">
          <text:p text:style-name="P1"><text:span text:style-name="T2">Experiment</text:span></text:p>
          <text:p text:style-name="P1"><text:span text:style-name="T2">Controll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5.588cm" svg:height="3.937cm" svg:x="14.944cm" svg:y="5.918cm">
          <text:p><text:span text:style-name="T4">Execution automation:</text:span></text:p>
          <text:list text:style-name="L1">
            <text:list-item>
              <text:p><text:span text:style-name="T4">Deployment</text:span></text:p>
            </text:list-item>
            <text:list-item>
              <text:p><text:span text:style-name="T4">Configuration</text:span></text:p>
            </text:list-item>
            <text:list-item>
              <text:p><text:span text:style-name="T4">Monitoring</text:span></text:p>
            </text:list-item>
            <text:list-item>
              <text:p><text:span text:style-name="T4">Result collection</text:span></text:p>
            </text:list-item>
          </text:list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1" draw:layer="layout" svg:width="1.008cm" svg:height="1.524cm" svg:x="10.369cm" svg:y="4.18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082cm" fo:page-height="16.00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ina </meta:initial-creator>
    <meta:creation-date>2013-11-30T15:58:42</meta:creation-date>
    <dc:date>2014-08-31T13:17:52.949009268</dc:date>
    <dc:creator>alina </dc:creator>
    <meta:editing-duration>PT19M4S</meta:editing-duration>
    <meta:editing-cycles>7</meta:editing-cycles>
    <meta:generator>LibreOffice/4.2.6.2$Linux_X86_64 LibreOffice_project/420m0$Build-2</meta:generator>
    <meta:document-statistic meta:object-count="26"/>
  </office:meta>
</office:document-meta>
</file>